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63cm" fo:min-width="3.25cm"/>
      <style:paragraph-properties style:writing-mode="lr-tb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6cm" fo:min-width="6.5cm"/>
      <style:paragraph-properties style:writing-mode="lr-tb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8.25cm" fo:min-width="6.2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4cm" fo:min-width="5.75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3.5cm" fo:min-width="5.75cm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3.75cm" fo:min-width="5.75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5.75cm" fo:min-width="5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5cm" svg:height="1.75cm" svg:x="1.75cm" svg:y="2.55cm">
          <text:p text:style-name="P1">Colegio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75cm" svg:height="1.75cm" svg:x="14.85cm" svg:y="2.55cm">
          <text:p text:style-name="P1">Alumno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75cm" svg:height="2.05cm" svg:x="8.2cm" svg:y="2.45cm">
          <text:p text:style-name="P1">Matric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5cm" svg:height="1.75cm" svg:x="1.75cm" svg:y="5.5cm">
          <text:p text:style-name="P1">Doc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5cm" svg:height="1.75cm" svg:x="1.75cm" svg:y="8.5cm">
          <text:p text:style-name="P1">Catedr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5cm" svg:height="1.75cm" svg:x="1.75cm" svg:y="11.25cm">
          <text:p text:style-name="P1">asignatur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5cm" svg:height="1.75cm" draw:transform="rotate (0.00959931088596881) translate (7.241cm 14.522cm)">
          <text:p text:style-name="P1">Curs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25cm" svg:height="1.75cm" svg:x="7.5cm" svg:y="18.3cm">
          <text:p text:style-name="P1">Aul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9.5cm" svg:y="21.5cm">
          <text:p text:style-name="P1">Precepto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125cm" svg:y1="4.3cm" svg:x2="4.125cm" svg:y2="5.5cm" draw:start-shape="id1" draw:start-glue-point="2" draw:end-shape="id2" draw:end-glue-point="0" svg:d="M4125 4300v1200" svg:viewBox="0 0 1 1201">
          <text:p/>
        </draw:connector>
        <draw:connector draw:style-name="gr4" draw:text-style-name="P2" draw:layer="layout" svg:x1="4.125cm" svg:y1="7.25cm" svg:x2="4.125cm" svg:y2="8.5cm" draw:start-shape="id2" draw:start-glue-point="2" draw:end-shape="id3" draw:end-glue-point="0" svg:d="M4125 7250v1250" svg:viewBox="0 0 1 1251">
          <text:p/>
        </draw:connector>
        <draw:connector draw:style-name="gr4" draw:text-style-name="P2" draw:layer="layout" svg:x1="4.125cm" svg:y1="10.25cm" svg:x2="4.125cm" svg:y2="11.25cm" draw:start-shape="id3" draw:start-glue-point="2" draw:end-shape="id4" draw:end-glue-point="0" svg:d="M4125 10250v1000" svg:viewBox="0 0 1 1001">
          <text:p/>
        </draw:connector>
        <draw:connector draw:style-name="gr4" draw:text-style-name="P2" draw:layer="layout" svg:x1="6.5cm" svg:y1="9.375cm" svg:x2="9.616cm" svg:y2="14.499cm" draw:start-shape="id3" draw:start-glue-point="1" draw:end-shape="id5" draw:end-glue-point="0" svg:d="M6500 9375h3116v5124" svg:viewBox="0 0 3117 5125">
          <text:p/>
        </draw:connector>
        <draw:connector draw:style-name="gr4" draw:text-style-name="P2" draw:layer="layout" svg:x1="9.633cm" svg:y1="16.249cm" svg:x2="9.625cm" svg:y2="18.3cm" draw:start-shape="id5" draw:start-glue-point="2" draw:end-shape="id6" draw:end-glue-point="0" svg:d="M9633 16249v1037h-8v1014" svg:viewBox="0 0 9 2052">
          <text:p/>
        </draw:connector>
        <draw:connector draw:style-name="gr4" draw:text-style-name="P2" draw:layer="layout" svg:x1="6.5cm" svg:y1="3.425cm" svg:x2="8.2cm" svg:y2="3.475cm" draw:start-shape="id1" draw:start-glue-point="1" draw:end-shape="id7" draw:end-glue-point="3" svg:d="M6500 3425h850v50h850" svg:viewBox="0 0 1701 51">
          <text:p/>
        </draw:connector>
        <draw:connector draw:style-name="gr4" draw:text-style-name="P2" draw:layer="layout" svg:x1="12.95cm" svg:y1="3.475cm" svg:x2="14.85cm" svg:y2="3.425cm" draw:start-shape="id7" draw:start-glue-point="1" draw:end-shape="id8" draw:end-glue-point="3" svg:d="M12950 3475h950v-50h950" svg:viewBox="0 0 1901 51">
          <text:p/>
        </draw:connector>
        <draw:custom-shape draw:style-name="gr1" draw:text-style-name="P1" draw:layer="layout" svg:width="4.75cm" svg:height="1.75cm" svg:x="19.75cm" svg:y="17.25cm">
          <text:p text:style-name="P1">Asistenc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5.5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10cm">
          <text:p text:style-name="P1">Calificac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3.75cm" svg:height="1.313cm" svg:x="1.25cm" svg:y="14.75cm">
          <text:p text:style-name="P1">Turno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249cm" svg:y1="15.397cm" svg:x2="5cm" svg:y2="15.406cm" draw:start-shape="id5" draw:start-glue-point="3" draw:end-shape="id9" draw:end-glue-point="1" svg:d="M7249 15397h-1128v9h-1121" svg:viewBox="0 0 2250 10">
          <text:p/>
        </draw:connector>
        <draw:custom-shape draw:style-name="gr6" draw:text-style-name="P5" draw:layer="layout" svg:width="7cm" svg:height="6.25cm" svg:x="25.75cm" svg:y="2.25cm">
          <text:p text:style-name="P1"><text:span text:style-name="T1">Curso</text:span></text:p>
          <text:p text:style-name="P3">@idcurso</text:p>
          <text:p text:style-name="P3">#catedra_id</text:p>
          <text:p text:style-name="P3">#aula_id</text:p>
          <text:p text:style-name="P4">#matricula_id</text:p>
          <text:p text:style-name="P3">#turno_id</text:p>
          <text:p text:style-name="P3">#horario_id</text:p>
          <text:p text:style-name="P3">+nombr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75cm" svg:height="8.5cm" svg:x="33.75cm" svg:y="2cm">
          <text:p text:style-name="P1"><text:span text:style-name="T1">Catedra</text:span></text:p>
          <text:p text:style-name="P3">@idcarga</text:p>
          <text:p text:style-name="P3">#asignatura_id</text:p>
          <text:p text:style-name="P3">#docente_id</text:p>
          <text:p text:style-name="P3">+cargoHoras{cant horas}</text:p>
          <text:p text:style-name="P3">+tipoCargo{docente,administrativo,profesional,tecnico profesional}</text:p>
          <text:p text:style-name="P3">+caracter{titular,interino,suplente}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25cm" svg:height="4.25cm" svg:x="26cm" svg:y="9.75cm">
          <text:p text:style-name="P1"><text:span text:style-name="T1">Aula</text:span></text:p>
          <text:p text:style-name="P3">@idAula</text:p>
          <text:p text:style-name="P3">+nombre</text:p>
          <text:p text:style-name="P3">+capacidad</text:p>
          <text:p text:style-name="P3">+ubicacion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25cm" svg:height="3.75cm" svg:x="33.75cm" svg:y="11.5cm">
          <text:p text:style-name="P1"><text:span text:style-name="T1">Asignatura</text:span></text:p>
          <text:p text:style-name="P3">@idAsignatura</text:p>
          <text:p text:style-name="P3">+nombre</text:p>
          <text:p text:style-name="P3">+descripcion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25cm" svg:height="4cm" svg:x="26cm" svg:y="14.75cm">
          <text:p text:style-name="P1"><text:span text:style-name="T1">Turno</text:span></text:p>
          <text:p text:style-name="P3">@idTurno</text:p>
          <text:p text:style-name="P3">+nombre (mañana, tarde)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25cm" svg:height="6cm" svg:x="33.25cm" svg:y="16.75cm">
          <text:p text:style-name="P1"><text:span text:style-name="T1">Matricula</text:span></text:p>
          <text:p text:style-name="P3">@idMatricula</text:p>
          <text:p text:style-name="P3">#colegio_id</text:p>
          <text:p text:style-name="P3">#alumno_id</text:p>
          <text:p text:style-name="P3">+fechaInscripcion</text:p>
          <text:p text:style-name="P3">+añoAcademico</text:p>
          <text:p text:style-name="P3">+condicionIngreso</text:p>
          <text:p text:style-name="P3">+fechaReinscripcion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0.575cm" svg:y1="4.5cm" svg:x2="11.999cm" svg:y2="15.351cm" draw:start-shape="id7" draw:start-glue-point="2" draw:end-shape="id5" draw:end-glue-point="1" svg:d="M10575 4500v4988h1934v5863h-510" svg:viewBox="0 0 1935 10852">
          <text:p/>
        </draw:connector>
        <draw:custom-shape draw:style-name="gr10" draw:text-style-name="P5" draw:layer="layout" svg:width="6.25cm" svg:height="4cm" svg:x="26cm" svg:y="19.25cm">
          <text:p text:style-name="P1"><text:span text:style-name="T1">Horario</text:span></text:p>
          <text:p text:style-name="P3">@idHorario</text:p>
          <text:p text:style-name="P3">+día</text:p>
          <text:p text:style-name="P3">+horario(7:30-9:00)</text:p>
          <text:p text:style-name="P3">+descripcion(1ra hora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14:27:42.661464138</meta:creation-date>
    <dc:date>2022-10-14T14:56:33.685774575</dc:date>
    <meta:editing-duration>PT6H25M58S</meta:editing-duration>
    <meta:editing-cycles>29</meta:editing-cycles>
    <meta:generator>LibreOffice/7.3.6.2$Linux_X86_64 LibreOffice_project/30$Build-2</meta:generator>
    <meta:document-statistic meta:object-count="29"/>
  </office:meta>
</office:document-meta>
</file>